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xime DICKERSON</text:p>
      <text:p text:style-name="Standard">Sophie FRANÇOISE</text:p>
      <text:p text:style-name="Standard">2A-SICOM</text:p>
      <text:p text:style-name="Standard"/>
      <text:p text:style-name="P1">Projet d'informatique : simulateur MIPS</text:p>
      <text:p text:style-name="P1">Livrable n°1</text:p>
      <text:p text:style-name="Standard"/>
      <text:p text:style-name="Standard"/>
      <text:p text:style-name="Standard">Introduction</text:p>
      <text:p text:style-name="Standard"/>
      <text:p text:style-name="Standard">L'objectif de ce projet est de réaliser en langage C un simulateur de microprocesseur MIPS. Dans ce premier livrable, nous nous sommes concentrés sur l'implantation des registres et de la mémoire, et la réalisation de quelques commandes liées à l'utilisation basique du simulateur (ouvrir un fichier, afficher et écrire dans la mémoire et les registres, quitter le programme). Ces commandes ne sont pas encore fonctionnelles, mais doivent être capable de vérifier que les paramètres entrés par l'utilisateur sont valides.</text:p>
      <text:p text:style-name="Standard"/>
      <text:p text:style-name="Standard">I – Les modules .c/.h</text:p>
      <text:p text:style-name="Standard"/>
      <text:p text:style-name="Standard">Nous avons utilisé l'interpréteur de commandes fourni sur la page du projet, en y apportant des modifications au fur et à mesure de l'implantation de nos fonctions. Pour ce faire, nous avons créé différents modules de fichiers .c/.h.</text:p>
      <text:p text:style-name="Standard"/>
      <text:list xml:id="list570707078" text:style-name="L1">
        <text:list-item>
          <text:list>
            <text:list-item>
              <text:list>
                <text:list-item>
                  <text:p text:style-name="P2">memoire.c/memoire.h, fichier reg.h</text:p>
                </text:list-item>
              </text:list>
            </text:list-item>
          </text:list>
        </text:list-item>
      </text:list>
      <text:p text:style-name="Standard"/>
      <text:p text:style-name="Standard">Ce module sert à définir les structures nécessaires à l'utilisation des registres et de la mémoire. En effet, un microcontroleur MIPS comporte 36 registres de 32 bits (32 registres d'utilisation générale et les registres PC SR HI et LO). Les registres sont définis sous la forme d'une structure :</text:p>
      <text:p text:style-name="Standard"/>
      <text:p text:style-name="Standard">typedef struct {</text:p>
      <text:p text:style-name="Standard"><text:tab/>char mnemo[5]; // nom du registre</text:p>
      <text:p text:style-name="Standard"><text:tab/>int numero;</text:p>
      <text:p text:style-name="Standard"><text:tab/>int valeur; //32 bits est la taille d'un int</text:p>
      <text:p text:style-name="Standard"><text:tab/>} REGISTRE;</text:p>
      <text:p text:style-name="Standard"/>
      <text:p text:style-name="Standard">L'ensemble des 36 registres est rassemblé dans un tableau, et la fonction void init_reg(REGISTRE tab[]) permet de remplir le champ mnémonique de chaque registre ($at, $s8, etc).</text:p>
      <text:p text:style-name="Standard"/>
      <text:p text:style-name="Standard">Nota : La structure REGISTRE est définie dans le fichier reg.h et non memoire.h à cause de problèmes de compilation que nous n'avons su résoudre que de cette manière. Reg.h n'a que cette utilité et nous envisageons de nous en passer à l'avenir.</text:p>
      <text:p text:style-name="Standard"/>
      <text:p text:style-name="Standard">Un fichier ELF comporte trois sections auxquelles nous nous intéressons : .text .data et .b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ancsop </meta:initial-creator>
    <meta:creation-date>2013-10-07T11:20:43</meta:creation-date>
    <meta:document-statistic meta:table-count="0" meta:image-count="0" meta:object-count="0" meta:page-count="1" meta:paragraph-count="19" meta:word-count="295" meta:character-count="1847"/>
    <dc:date>2013-10-07T11:36:43</dc:date>
    <dc:creator>francsop </dc:creator>
    <meta:editing-duration>PT00H00M20S</meta:editing-duration>
    <meta:editing-cycles>1</meta:editing-cycles>
    <meta:generator>OpenOffice.org/3.1$Unix OpenOffice.org_project/310m19$Build-9420</meta:generator>
  </office:meta>
</office:document-meta>
</file>